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overall_weighted_model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/>
          <table:table-cell office:value-type="string" calcext:value-type="string">
            <text:p>letter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weighted_metri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AD_exp64</text:p>
          </table:table-cell>
          <table:table-cell table:style-name="ce2" office:value-type="float" office:value="0.0116935409605503" calcext:value-type="float">
            <text:p>0.01169354096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F_exp32</text:p>
          </table:table-cell>
          <table:table-cell office:value-type="float" office:value="0.0125295688803686" calcext:value-type="float">
            <text:p>0.012529568880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B_exp64</text:p>
          </table:table-cell>
          <table:table-cell office:value-type="float" office:value="0.0121344095162833" calcext:value-type="float">
            <text:p>0.0121344095162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_D_exp64</text:p>
          </table:table-cell>
          <table:table-cell office:value-type="float" office:value="0.0127691730386778" calcext:value-type="float">
            <text:p>0.012769173038678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4"/>
          <table:table-cell table:style-name="Default" table:formula="of:=MIN([.F2:.F5])" office:value-type="float" office:value="0.0116935409605503" calcext:value-type="float">
            <text:p>0.011693540960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4:56:54.443665922</dc:date>
    <meta:editing-duration>PT33S</meta:editing-duration>
    <meta:editing-cycles>1</meta:editing-cycles>
    <meta:document-statistic meta:table-count="1" meta:cell-count="30" meta:object-count="0"/>
    <meta:generator>LibreOffice/6.0.7.3$Linux_X86_64 LibreOffice_project/00m0$Build-3</meta:generator>
  </office:meta>
</office:document-meta>
</file>